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400000042ECB4F2AC719D61CB.png" manifest:media-type="image/png"/>
  <manifest:file-entry manifest:full-path="Pictures/10000001000004E50000006D66928BD93A88C8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Heading_20_1">
      <style:text-properties officeooo:paragraph-rsid="000b9a32"/>
    </style:style>
    <style:style style:name="P2" style:family="paragraph" style:parent-style-name="Heading_20_1">
      <style:text-properties officeooo:rsid="0013d7fb" officeooo:paragraph-rsid="0013d7fb"/>
    </style:style>
    <style:style style:name="P3" style:family="paragraph" style:parent-style-name="Heading_20_3">
      <style:text-properties officeooo:rsid="000b9a32" officeooo:paragraph-rsid="000b9a32"/>
    </style:style>
    <style:style style:name="P4" style:family="paragraph" style:parent-style-name="Text_20_body">
      <style:text-properties officeooo:rsid="000b9a32" officeooo:paragraph-rsid="000b9a32"/>
    </style:style>
    <style:style style:name="P5" style:family="paragraph" style:parent-style-name="Text_20_body">
      <style:text-properties officeooo:paragraph-rsid="000b9a32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ca550"/>
    </style:style>
    <style:style style:name="P8" style:family="paragraph" style:parent-style-name="Text_20_body" style:list-style-name="L1">
      <style:text-properties officeooo:paragraph-rsid="000d0439"/>
    </style:style>
    <style:style style:name="P9" style:family="paragraph" style:parent-style-name="Text_20_body">
      <style:text-properties officeooo:rsid="000d662d" officeooo:paragraph-rsid="000d662d"/>
    </style:style>
    <style:style style:name="P10" style:family="paragraph" style:parent-style-name="Text_20_body">
      <style:text-properties officeooo:rsid="000d662d" officeooo:paragraph-rsid="000fec87"/>
    </style:style>
    <style:style style:name="P11" style:family="paragraph" style:parent-style-name="Text_20_body" style:list-style-name="L3">
      <style:paragraph-properties fo:line-height="100%"/>
      <style:text-properties fo:font-size="10pt" officeooo:rsid="000d662d" officeooo:paragraph-rsid="000d662d" style:font-size-asian="10pt" style:font-size-complex="10pt"/>
    </style:style>
    <style:style style:name="P12" style:family="paragraph" style:parent-style-name="Text_20_body" style:list-style-name="L3">
      <style:paragraph-properties fo:line-height="100%"/>
      <style:text-properties fo:font-size="10pt" officeooo:rsid="000d662d" officeooo:paragraph-rsid="000fec87" style:font-size-asian="10pt" style:font-size-complex="10pt"/>
    </style:style>
    <style:style style:name="P13" style:family="paragraph" style:parent-style-name="Text_20_body">
      <style:paragraph-properties fo:line-height="100%"/>
      <style:text-properties fo:font-size="10pt" officeooo:rsid="000d662d" officeooo:paragraph-rsid="000d662d" style:font-size-asian="10pt" style:font-size-complex="10pt"/>
    </style:style>
    <style:style style:name="P14" style:family="paragraph" style:parent-style-name="Text_20_body" style:list-style-name="L3">
      <style:paragraph-properties fo:line-height="100%"/>
      <style:text-properties fo:font-size="10pt" officeooo:paragraph-rsid="000d662d" style:font-size-asian="10pt" style:font-size-complex="10pt"/>
    </style:style>
    <style:style style:name="P15" style:family="paragraph" style:parent-style-name="Text_20_body" style:list-style-name="L3">
      <style:paragraph-properties fo:line-height="100%"/>
      <style:text-properties fo:font-size="10pt" officeooo:paragraph-rsid="000fec87" style:font-size-asian="10pt" style:font-size-complex="10pt"/>
    </style:style>
    <style:style style:name="P16" style:family="paragraph" style:parent-style-name="Text_20_body">
      <style:paragraph-properties fo:line-height="100%"/>
      <style:text-properties fo:font-size="10pt" officeooo:rsid="000eb9b9" officeooo:paragraph-rsid="000eb9b9" style:font-size-asian="10pt" style:font-size-complex="10pt"/>
    </style:style>
    <style:style style:name="P17" style:family="paragraph" style:parent-style-name="Text_20_body" style:list-style-name="L3">
      <style:paragraph-properties fo:line-height="100%"/>
      <style:text-properties fo:font-size="10pt" officeooo:rsid="000fec87" officeooo:paragraph-rsid="000fec87" style:font-size-asian="10pt" style:font-size-complex="10pt"/>
    </style:style>
    <style:style style:name="P18" style:family="paragraph" style:parent-style-name="Text_20_body">
      <style:text-properties officeooo:rsid="000eb9b9" officeooo:paragraph-rsid="000eb9b9"/>
    </style:style>
    <style:style style:name="P19" style:family="paragraph" style:parent-style-name="Text_20_body">
      <style:paragraph-properties fo:line-height="100%"/>
      <style:text-properties fo:font-size="12pt" officeooo:rsid="00134f93" officeooo:paragraph-rsid="00134f93" style:font-size-asian="10.5pt" style:font-size-complex="12pt"/>
    </style:style>
    <style:style style:name="P20" style:family="paragraph" style:parent-style-name="Text_20_body">
      <style:text-properties officeooo:rsid="0013d7fb" officeooo:paragraph-rsid="0013d7fb"/>
    </style:style>
    <style:style style:name="P21" style:family="paragraph" style:parent-style-name="Title">
      <style:text-properties officeooo:rsid="000b9a32" officeooo:paragraph-rsid="000b9a32"/>
    </style:style>
    <style:style style:name="T1" style:family="text">
      <style:text-properties officeooo:rsid="000b9a32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18pt" fo:font-weight="bold" officeooo:rsid="000b9a32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0eb9b9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ans" fo:font-weight="bold" officeooo:rsid="000b9a32" style:font-name-asian="Noto Sans CJK SC" style:font-weight-asian="bold" style:font-name-complex="Lohit Devanagari1" style:font-weight-complex="bold"/>
    </style:style>
    <style:style style:name="T6" style:family="text">
      <style:text-properties officeooo:rsid="000bf3a5"/>
    </style:style>
    <style:style style:name="T7" style:family="text">
      <style:text-properties officeooo:rsid="000ca550"/>
    </style:style>
    <style:style style:name="T8" style:family="text">
      <style:text-properties officeooo:rsid="000d0439"/>
    </style:style>
    <style:style style:name="T9" style:family="text">
      <style:text-properties officeooo:rsid="000d662d"/>
    </style:style>
    <style:style style:name="T10" style:family="text">
      <style:text-properties officeooo:rsid="000d961b"/>
    </style:style>
    <style:style style:name="T11" style:family="text">
      <style:text-properties officeooo:rsid="000eb9b9"/>
    </style:style>
    <style:style style:name="T12" style:family="text">
      <style:text-properties officeooo:rsid="000fec87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11e766"/>
    </style:style>
    <style:style style:name="T15" style:family="text">
      <style:text-properties officeooo:rsid="00134f93"/>
    </style:style>
    <style:style style:name="T16" style:family="text">
      <style:text-properties officeooo:rsid="0013d7fb"/>
    </style:style>
    <style:style style:name="T17" style:family="text">
      <style:text-properties fo:color="#c7cdd1" loext:opacity="100%" style:font-name="Fira Code" fo:font-size="12pt" style:text-underline-style="solid" style:text-underline-width="auto" style:text-underline-color="font-color" fo:background-color="#32393e" loext:char-shading-value="0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lat<text:span text:style-name="T2">ório</text:span></text:p>
      <text:h text:style-name="P3" text:outline-level="3">Aluno: 231037342 Stevemberg </text:h>
      <text:p text:style-name="P5"/>
      <text:h text:style-name="P1" text:outline-level="1"><text:span text:style-name="T1">Descriç</text:span><text:span text:style-name="T3">ão da cifra AES 128 ECB</text:span></text:h>
      <text:p text:style-name="P4">Por padrão o AES usa 10 rounds <text:span text:style-name="T7">em blocos de uma matriz de 16 bytes 4x4</text:span>.</text:p>
      <text:p text:style-name="P4">A cifra pode ser resumida em basicamente 5 funções.</text:p>
      <text:list xml:id="list3953375896" text:style-name="L1">
        <text:list-item>
          <text:p text:style-name="P6">KeyExpansion: <text:span text:style-name="T1">Gera matrizes de 16 bytes de acordo com a quantidade de rounds. </text:span><text:span text:style-name="T6">A chave é separada em vetores de 4 bytes. A chave expandida começa com 4 vetores iniciais da chave. </text:span><text:span text:style-name="T1">A cada round </text:span><text:span text:style-name="T6">de expansão de chave (RoundsAES * 4) </text:span><text:span text:style-name="T1"><text:s/>é realizado um XOR <text:s/></text:span><text:span text:style-name="T6">com o vetor imediatamente anterior e com vetor de 4 posições atrás. Em rounds múltiplos de 4 o vetor</text:span><text:span text:style-name="T1"> é </text:span><text:span text:style-name="T6">executado shiftRows(1) </text:span><text:span text:style-name="T8">para um vetor</text:span><text:span text:style-name="T6"> e subBytes() juntamente com o processo anterior.</text:span></text:p>
        </text:list-item>
        <text:list-item>
          <text:p text:style-name="P6">AddRoundKey: <text:span text:style-name="T6">O bloco de a ser encriptado é feito um XOR bit a bit com a chave da rodada.</text:span></text:p>
        </text:list-item>
        <text:list-item>
          <text:p text:style-name="P8">SubBytes: <text:s/><text:span text:style-name="T8">O</text:span><text:span text:style-name="T6">s bytes </text:span><text:span text:style-name="T8">do bloco são</text:span><text:span text:style-name="T6"> substituídos de acordo com a matriz SBOX. </text:span><text:span text:style-name="T8">Onde os 4 bits mais significativos reapresentam a linha e os 4 bits menos significativos a coluna.</text:span></text:p>
        </text:list-item>
        <text:list-item>
          <text:p text:style-name="P7">ShiftRows: <text:span text:style-name="T7">Rotaciona</text:span> <text:span text:style-name="T7">segunda linha do bloco</text:span><text:span text:style-name="T1"> uma vez para esquerda, </text:span><text:span text:style-name="T7">terceira duas vezes e a quarta 3 vezes. Para decriptação a rotação é para direita.</text:span></text:p>
        </text:list-item>
        <text:list-item>
          <text:p text:style-name="P6">MixColumns: <text:span text:style-name="T8">Realiza uma multiplicação de Galois </text:span><text:span text:style-name="T11">(Não foi usado a matriz com resultados prontos)</text:span><text:span text:style-name="T8"> por colunas do bloco por um matriz pré-definida que chamei de mixColumnsMatrix. O mesmo acontece para decriptação só que com a matriz invMixColumnsMatrix.</text:span></text:p>
        </text:list-item>
      </text:list>
      <text:p text:style-name="P9">A representação do pseudo algorítimo <text:span text:style-name="T10">de encriptação </text:span>para AES-128-ECB fica:</text:p>
      <text:list xml:id="list1708861605" text:style-name="L3">
        <text:list-item>
          <text:p text:style-name="P14"><text:span text:style-name="T9">KeyExpansion</text:span></text:p>
        </text:list-item>
        <text:list-item>
          <text:p text:style-name="P11">Repita de 0 até 10</text:p>
          <text:list>
            <text:list-item>
              <text:p text:style-name="P11">Repetição 0 : </text:p>
              <text:list>
                <text:list-item>
                  <text:p text:style-name="P11">AddRoundKey </text:p>
                </text:list-item>
              </text:list>
            </text:list-item>
            <text:list-item>
              <text:p text:style-name="P11">Repetições 1 a 9:</text:p>
              <text:list>
                <text:list-item>
                  <text:p text:style-name="P11">SubBytes</text:p>
                </text:list-item>
                <text:list-item>
                  <text:p text:style-name="P11">ShiftRows </text:p>
                </text:list-item>
                <text:list-item>
                  <text:p text:style-name="P11">MixColumns </text:p>
                </text:list-item>
                <text:list-item>
                  <text:p text:style-name="P11">AddRoundKey</text:p>
                </text:list-item>
              </text:list>
            </text:list-item>
            <text:list-item>
              <text:p text:style-name="P11">Repetição 10 :</text:p>
              <text:list>
                <text:list-item>
                  <text:p text:style-name="P11"><text:s/>SubBytes</text:p>
                </text:list-item>
                <text:list-item>
                  <text:p text:style-name="P11">ShiftRows</text:p>
                </text:list-item>
                <text:list-item>
                  <text:p text:style-name="P11">AddRoundKey</text:p>
                </text:list-item>
              </text:list>
            </text:list-item>
          </text:list>
        </text:list-item>
      </text:list>
      <text:p text:style-name="P13"><text:soft-page-break/></text:p>
      <text:p text:style-name="P16"><text:tab/><text:span text:style-name="T13">Com essa implementação todas as chaves usadas nos rounds podem ser processadas antes mesmo do texto a ser cifrado sequer existir, mas o processamento de encriptação ainda necessita esperar o texto cifrado chegar.</text:span></text:p>
      <text:p text:style-name="P16"/>
      <text:h text:style-name="Heading_20_1" text:outline-level="1"><text:span text:style-name="T5">Descriç</text:span><text:span text:style-name="T3">ão da cifra AES 128 </text:span><text:span text:style-name="T4">CTR</text:span></text:h>
      <text:p text:style-name="P18"><text:tab/>Nesse processo é solicitado um vetor inicial <text:span text:style-name="T14">IV</text:span> para podermos iniciar a cifração. </text:p>
      <text:p text:style-name="P18"><text:tab/><text:span text:style-name="T12">N</text:span>ós iniciamos <text:span text:style-name="T12">o vetor com</text:span> 96 bits <text:span text:style-name="T12">lido do arquivo nonce.txt</text:span> concatenado com um contador de 32 bits. <text:span text:style-name="T12">A cada round é adicionado 1 ao contador. Sendo assim a única função nova que precisamos é <text:s/>de incrementar o contador e concatenar ao NONCE. </text:span></text:p>
      <text:p text:style-name="P18"><text:tab/><text:span text:style-name="T12">A encriptação ocorre do vetor </text:span><text:span text:style-name="T15">NONCE e de seus sucessores e não do plainText. Somente após o final da geração dos blocos NONCE encriptados que é feito um XOR com o plainText.</text:span></text:p>
      <text:p text:style-name="P10">A representação do pseudo algorítimo <text:span text:style-name="T10">de encriptação </text:span>para AES-128-<text:span text:style-name="T12">CTR</text:span> fica:</text:p>
      <text:list xml:id="list13016473905677" text:continue-list="list1708861605" text:style-name="L3">
        <text:list-item text:start-value="1">
          <text:p text:style-name="P15"><text:span text:style-name="T9">KeyExpansion</text:span></text:p>
        </text:list-item>
        <text:list-item>
          <text:p text:style-name="P12">Repita de 0 até 10</text:p>
          <text:list>
            <text:list-item>
              <text:p text:style-name="P12">Repetição 0 : </text:p>
              <text:list>
                <text:list-item>
                  <text:p text:style-name="P12">AddRoundKey<text:span text:style-name="T12">(NONCE)</text:span></text:p>
                </text:list-item>
              </text:list>
            </text:list-item>
            <text:list-item>
              <text:p text:style-name="P12">Repetições 1 a 9:</text:p>
              <text:list>
                <text:list-item>
                  <text:p text:style-name="P12">SubBytes<text:span text:style-name="T12">(NONCE)</text:span></text:p>
                </text:list-item>
                <text:list-item>
                  <text:p text:style-name="P12">ShiftRows<text:span text:style-name="T12">(NONCE)</text:span></text:p>
                </text:list-item>
                <text:list-item>
                  <text:p text:style-name="P12">MixColumns<text:span text:style-name="T12">(NONCE)</text:span></text:p>
                </text:list-item>
                <text:list-item>
                  <text:p text:style-name="P12">AddRoundKey<text:span text:style-name="T12">(NONCE)</text:span></text:p>
                </text:list-item>
              </text:list>
            </text:list-item>
            <text:list-item>
              <text:p text:style-name="P12">Repetição 10 :</text:p>
              <text:list>
                <text:list-item>
                  <text:p text:style-name="P12">SubBytes<text:span text:style-name="T12">(NONCE)</text:span></text:p>
                </text:list-item>
                <text:list-item>
                  <text:p text:style-name="P12">ShiftRows<text:span text:style-name="T12">(NONCE)</text:span></text:p>
                </text:list-item>
                <text:list-item>
                  <text:p text:style-name="P12">AddRoundKey<text:span text:style-name="T12">(NONCE)</text:span></text:p>
                </text:list-item>
              </text:list>
            </text:list-item>
            <text:list-item>
              <text:p text:style-name="P12">incrementNonce()</text:p>
            </text:list-item>
          </text:list>
        </text:list-item>
        <text:list-item>
          <text:p text:style-name="P17">plainText XOR cipherNonce</text:p>
        </text:list-item>
      </text:list>
      <text:p text:style-name="P19"/>
      <text:p text:style-name="P19"><text:tab/>Essa implementação permite que todo o processo de geração de chave, execução do algorítimo AES seja executado sem a existência do texto plano. <text:span text:style-name="T16">Além de não necessitar realizar PADDING da matriz a ser encriptada caso o texto plano não seja múltiplo de 16 bytes, gerando um texto cifrado de mesmo tamanho do plano.</text:span> Sobrando apenas uma operação simples de XOR para a definitiva encriptação do texto plano.<text:tab/></text:p>
      <text:h text:style-name="P2" text:outline-level="1"><text:soft-page-break/></text:h>
      <text:h text:style-name="P2" text:outline-level="1"/>
      <text:h text:style-name="P2" text:outline-level="1">Resultados</text:h>
      <text:h text:style-name="Heading_20_3" text:outline-level="3">AES 128 ECB: cifragem e decifragem, juntamente com comparativo gerado pelo OpenSSL</text:h>
      <text:p text:style-name="P20">Key: abcdefghijklmnop</text:p>
      <text:p text:style-name="P20"><draw:frame draw:style-name="fr2" draw:name="Figura1" text:anchor-type="char" svg:x="0.074cm" svg:y="0.145cm" svg:width="17cm" svg:height="1.478cm" draw:z-index="0"><draw:image xlink:href="Pictures/10000001000004E50000006D66928BD93A88C8BE.png" xlink:type="simple" xlink:show="embed" xlink:actuate="onLoad" draw:mime-type="image/png"/></draw:frame></text:p>
      <text:h text:style-name="Heading_20_3" text:outline-level="3">AES 128 CTR: cifragem e decifragem</text:h>
      <text:p text:style-name="P20">Key: abcdefghijklmnop</text:p>
      <text:p text:style-name="P20">Nonce: @xtQEg4#FUjR (Texto plano)</text:p>
      <text:p text:style-name="P19"><draw:frame draw:style-name="fr1" draw:name="Figura2" text:anchor-type="char" svg:width="17cm" svg:height="1.203cm" draw:z-index="1"><draw:image xlink:href="Pictures/10000001000003A400000042ECB4F2AC719D61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40:57.584804865</meta:creation-date>
    <meta:generator>LibreOffice/7.3.7.2$Linux_X86_64 LibreOffice_project/30$Build-2</meta:generator>
    <dc:date>2023-11-06T01:30:14.210701992</dc:date>
    <meta:editing-duration>PT44M40S</meta:editing-duration>
    <meta:editing-cycles>9</meta:editing-cycles>
    <meta:document-statistic meta:table-count="0" meta:image-count="2" meta:object-count="0" meta:page-count="3" meta:paragraph-count="52" meta:word-count="550" meta:character-count="3245" meta:non-whitespace-character-count="2761"/>
  </office:meta>
</office:document-meta>
</file>